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loext:resolved="false"><dc:date>2024-12-28T11:44:05.892085357</dc:date><text:p text:style-name="Comment">HTML: &lt;meta name="created" content="00:00:00"&gt;</text:p></office:annotation><office:annotation loext:resolved="false"><dc:date>2024-12-28T11:44:05.892507937</dc:date><text:p text:style-name="Comment">HTML: &lt;meta name="created" content="00:00:00"&gt;</text:p></office:annotation><office:annotation loext:resolved="false"><dc:date>2024-12-28T11:44:05.892526792</dc:date><text:p text:style-name="Comment">HTML: &lt;meta name="created" content="00:00:00"&gt;</text:p></office:annotation>Previous Year Questions</text:p>
      <text:p text:style-name="P2"/>
      <text:p text:style-name="P2"><text:a xlink:type="simple" xlink:href="../PYQ/1.pdf" text:style-name="Internet_20_link" text:visited-style-name="Visited_20_Internet_20_Link">May 2024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D</dc:title>
    <dc:date>2024-12-28T11:45:35.320798219</dc:date>
    <meta:generator>LibreOffice/24.2.6.2$Linux_X86_64 LibreOffice_project/420$Build-2</meta:generator>
    <meta:editing-duration>PT1M28S</meta:editing-duration>
    <meta:editing-cycles>2</meta:editing-cycles>
    <meta:print-date>2024-12-28T11:44:42.069549319</meta:print-date>
    <meta:printed-by>PDF files</meta:printed-by>
    <meta:document-statistic meta:table-count="0" meta:image-count="0" meta:object-count="0" meta:page-count="1" meta:paragraph-count="2" meta:word-count="5" meta:character-count="31" meta:non-whitespace-character-count="28"/>
    <meta:user-defined meta:name=""/>
    <meta:user-defined meta:name="viewport">width=device-width, initial-scale=1.0</meta:user-defined>
  </office:meta>
</office:document-meta>
</file>